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1e38e9" officeooo:paragraph-rsid="001e38e9"/>
    </style:style>
    <style:style style:name="P3"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1e2637" style:font-weight-asian="bold" style:font-weight-complex="bold"/>
    </style:style>
    <style:style style:name="T3" style:family="text">
      <style:text-properties fo:font-style="italic" style:font-style-asian="italic" style:font-style-complex="italic"/>
    </style:style>
    <style:style style:name="T4" style:family="text">
      <style:text-properties officeooo:rsid="001d9036"/>
    </style:style>
    <style:style style:name="T5" style:family="text">
      <style:text-properties officeooo:rsid="001e2637"/>
    </style:style>
    <style:style style:name="T6" style:family="text">
      <style:text-properties officeooo:rsid="001e38e9"/>
    </style:style>
    <style:style style:name="T7"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text:span text:style-name="T5">Frequency</text:span></text:p>
      <text:p text:style-name="P3">This module manages the frequency measurements on a pin, in AVR they can only be pins 2 or 3.<text:line-break/><text:line-break/>The main properties are:<text:line-break/><text:span text:style-name="T1">Board</text:span>: Board instance to which it belongs.<text:line-break/><text:span text:style-name="T1">Pin</text:span>: Pin used for the module.<text:line-break/><text:span text:style-name="T1">Device</text:span>: Identifier of the servo connected to the board, property read-only.<text:line-break/><text:span text:style-name="T1">InterruptMode</text:span>: Interrupt mode for detection.<text:line-break/><text:span text:style-name="T1">SamplingInterval</text:span>: Time during which it is sampled, by default 100 ms.<text:line-break/><text:line-break/><text:span text:style-name="T3">Pin</text:span> is checked only when trying to activate the corresponding instance, displaying an error if this is the case, it is also checked if the pin is assigned to another instance or belongs to an active module.<text:line-break/><text:line-break/><text:span text:style-name="T1">OnFrequencyData</text:span> event is fired every time the <text:span text:style-name="T3">SamplingInterval </text:span>time is met and returns the elapsed time and the number of detections.<text:line-break/><text:span text:style-name="T1">OnEnabled </text:span>events are executed after the instance is activated and <text:span text:style-name="T1">OnDisabled</text:span> after the instance is deactivate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3-08T16:41:54.758756013</meta:creation-date>
    <dc:date>2023-01-14T20:12:14.747000000</dc:date>
    <meta:editing-duration>PT1H50M41S</meta:editing-duration>
    <meta:editing-cycles>13</meta:editing-cycles>
    <meta:generator>LibreOffice/7.3.4.2$Windows_X86_64 LibreOffice_project/728fec16bd5f605073805c3c9e7c4212a0120dc5</meta:generator>
    <meta:document-statistic meta:table-count="0" meta:image-count="0" meta:object-count="0" meta:page-count="1" meta:paragraph-count="2" meta:word-count="138" meta:character-count="848" meta:non-whitespace-character-count="709"/>
  </office:meta>
</office:document-meta>
</file>